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orphans="0" fo:widows="0"/>
      <style:text-properties fo:color="#242424" fo:font-style="italic" fo:background-color="#ffffff" style:font-style-asian="italic"/>
    </style:style>
    <style:style style:name="P2" style:family="paragraph" style:parent-style-name="Standard">
      <style:paragraph-properties fo:orphans="0" fo:widows="0"/>
      <style:text-properties fo:color="#242424" fo:background-color="#ffffff"/>
    </style:style>
    <style:style style:name="P3"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color="#242424" fo:background-color="#ffffff"/>
    </style:style>
    <style:style style:name="P6"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color="#242424" fo:background-color="#ffffff"/>
    </style:style>
    <style:style style:name="P7"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color="#242424" fo:font-style="italic" fo:background-color="#ffffff" style:font-style-asian="italic"/>
    </style:style>
    <style:style style:name="P8"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font-style="italic" fo:background-color="#ffffff" style:font-style-asian="italic"/>
    </style:style>
    <style:style style:name="P9"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font-style="italic" style:font-style-asian="italic"/>
    </style:style>
    <style:style style:name="P10"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font-style="italic" style:font-style-asian="italic"/>
    </style:style>
    <style:style style:name="P11"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color="#ff0000" fo:background-color="#ffffff"/>
    </style:style>
    <style:style style:name="P12"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color="#ff0000"/>
    </style:style>
    <style:style style:name="T1" style:family="text">
      <style:text-properties fo:font-style="italic" style:font-style-asian="italic"/>
    </style:style>
    <style:style style:name="T2" style:family="text">
      <style:text-properties fo:font-style="italic" fo:background-color="#ffffff"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Reply to comments:</text:p>
      <text:p text:style-name="P5">1- It was not clear why the phylogenetic analysis included non-validated GPCRs that clustered with the validated peptidergic receptors. Would restricting the phylogenetic analyses only to confirmed peptidergic GPCRs alter the topology of the tree and subsequent conclusions of independent expansion?</text:p>
      <text:p text:style-name="P5"/>
      <text:p text:style-name="P8">Thank you for this comment. In general, phylogenetic analyses become more robust if a larger diversity and fuller complement of sequences are included. With very sparse sampling, sequences that are homologous but not orthologous may be misleadingly grouped together, because intermediate sequences have been left out. For tree building, we thus did not want to focus only on experimentally validated receptors but also on all receptors that are phylogenetically related to the validated receptors. Only this approach can ensure a comprehensive exploration of the relationship of peptidergic receptors. The broader phylogenetic approach was also essential to identify orthologs to the experimentally validated Nematostella receptors across other cnidarian species. <text:s/></text:p>
      <text:p text:style-name="P5"/>
      <text:p text:style-name="P5">2- Clearly, other neuropeptide signaling systems in cnidarians remain to be discovered but this paper represents a huge step forward.</text:p>
      <text:p text:style-name="P5"/>
      <text:p text:style-name="P8">We appreciate this assessment of the paper. We agree that many systems remain to be discovered. Our paper will also help with the identification of further receptors both in Nematostella as well as other cnidarian species. Please note that we have made specific receptor-ligand predictions for several cnidarian species based on our phylogenetic analysis. Our phylogenies could also help prioritize the study of the remaining orphan Nematostella GPCRs.</text:p>
      <text:p text:style-name="P5"/>
      <text:p text:style-name="P5">3- There are limitations in what can be interpreted from single cell transcriptomic data but the data nevertheless provide the foundations for future studies involving i). detailed anatomical analysis of neuropeptide and neuropeptide receptor expression in N. vectensis using mRNA in situ hybridization and/or immunohistochemical methods and ii). functional analysis of the physiological/behavioral roles of neuropeptide signaling systems in N. vectensis</text:p>
      <text:p text:style-name="P5"/>
      <text:p text:style-name="P9">We fully agree with this comment. The analysis of the available single-cell sequence resources clearly represents only the first step of anatomical and functional analyses. Our aim was to place the identified peptide-receptor interactions into a whole-organism context with cell type resolution, to highlight the potential complexity of peptidergic signaling in this organism and to facilitate the exploration and conceptualisation of our biochemical screen.</text:p>
      <text:p text:style-name="P4"/>
      <text:p text:style-name="P4"/>
      <text:p text:style-name="P4"/>
      <text:p text:style-name="P5">Comments to authors</text:p>
      <text:p text:style-name="P4"/>
      <text:p text:style-name="P5">1. In future, when preparing manuscripts, please use page and line numbers; it makes the task below for reviewers much easier! </text:p>
      <text:p text:style-name="P8">We appreciate the suggestion and will do this for future manuscripts.</text:p>
      <text:p text:style-name="P5"/>
      <text:p text:style-name="P5">2. In the abstract the term "extensively wired" is used. In the context of neuropeptide mediated <text:soft-page-break/>volume transmission this may not be an appropriate term to use because use of the word "wired" is likely to be associated with point-to-point type classical synaptic transmission; "extensively connected" would be better.</text:p>
      <text:p text:style-name="P5"/>
      <text:p text:style-name="P8">Thank you for this comment. We have changed the text in the abstract to “extensively connected”.</text:p>
      <text:p text:style-name="P5"/>
      <text:p text:style-name="P5">3. Introduction: Please change "seven-transmembrane proteins and show a slower evolutionary rate than proneuropeptide..." to "seven-transmembrane proteins that show a slower evolutionary rate than proneuropeptide..."</text:p>
      <text:p text:style-name="P5"/>
      <text:p text:style-name="P8">Changed.</text:p>
      <text:p text:style-name="P11"/>
      <text:p text:style-name="P5">4. Under the section "Creation of a Nematostella neuropeptide library, what is meant by "our regular expressions"? This needs to be rephrased to make it clearer what is meant.</text:p>
      <text:p text:style-name="P5"/>
      <text:p text:style-name="P8">We have now rephrased the relevant sentence to make our approach clearer. </text:p>
      <text:p text:style-name="Standard"><text:span text:style-name="T1">“This predicted secretome was filtered with regular expressions to detect sequences with the repetitive dibasic cleavage sites (K and R in any combination) and amidation sites, using a custom script from a previous publication </text:span><text:a xlink:type="simple" xlink:href="https://paperpile.com/c/NDWbKt/2Wln" text:style-name="ListLabel_20_8" text:visited-style-name="ListLabel_20_8"><text:span text:style-name="T1">(Thiel et al., 2021)</text:span></text:a><text:span text:style-name="T1">.”</text:span></text:p>
      <text:p text:style-name="P8">and later:</text:p>
      <text:p text:style-name="Standard"><text:span text:style-name="T1">“Based on the MS data, we included the additional, non-dibasic N-terminal cleavage sites into our script that uses regular expressions to search for repetitive cleavage sites </text:span><text:a xlink:type="simple" xlink:href="https://paperpile.com/c/NDWbKt/vPgE" text:style-name="ListLabel_20_8" text:visited-style-name="ListLabel_20_8"><text:span text:style-name="T1">(Thiel et al., 2024)</text:span></text:a><text:span text:style-name="T1"> and re-screened the predicted secretome.”</text:span></text:p>
      <text:p text:style-name="P12"/>
      <text:p text:style-name="P11"/>
      <text:p text:style-name="P5">5. Under the section "Creation of a Nematostella neuropeptide library" the phrase "differ in the length of their N-terminus" needs to be changed to "differ in the length of their N-terminal region". The N-terminus is, as its name implies, one end of the peptide/protein so it can't have a length as such.</text:p>
      <text:p text:style-name="P5"/>
      <text:p text:style-name="P7">Changed.</text:p>
      <text:p text:style-name="P5"/>
      <text:p text:style-name="P5">6. Under the section "Analysis of metazoan class A GPCRs and selection of N. vectensis neuropeptide-receptor candidates",</text:p>
      <text:p text:style-name="P5">Change:</text:p>
      <text:p text:style-name="P5">"For a more detailed analysis, we then reduced our sampled species to the cnidarian, the bilaterian with experimentally confirmed GPCRs and Petromyzon marinus, and the two placozoan species (Figure 2B)."</text:p>
      <text:p text:style-name="P5">To</text:p>
      <text:p text:style-name="P5">"For a more detailed analysis, we then reduced our sampled species to cnidarians, bilaterians with experimentally confirmed GPCRs and Petromyzon marinus, and two placozoan species (Figure 2B)."</text:p>
      <text:p text:style-name="P5"/>
      <text:p text:style-name="P1">Changed.</text:p>
      <text:p text:style-name="P5"/>
      <text:p text:style-name="P5">7. Under the section "Analysis of metazoan class A GPCRs and selection of N. vectensis <text:soft-page-break/>neuropeptide-receptor candidates" - change "We re-run" to "We re-ran"</text:p>
      <text:p text:style-name="P5"/>
      <text:p text:style-name="P1">Changed.</text:p>
      <text:p text:style-name="P2"/>
      <text:p text:style-name="P5">8. Throughout the paper reference is made to a variety of neuropeptides that have or are predicted to have an N-terminal pyroglutmate. However, these are referred to without indicating this post-translational modification e.g. QGRFamide.</text:p>
      <text:p text:style-name="P5">This should be corrected throughout the paper, in the text, and figures. Two abbreviations for pyroglutamate are used in the literature:</text:p>
      <text:p text:style-name="P5">pQ, which shows that the encoded amino acid is Q (Glutamine)</text:p>
      <text:p text:style-name="P5">pE, which shows that the post-translationally modified amino-acid is glutamate (E)</text:p>
      <text:p text:style-name="P5">In the neuropeptide field, pQ seems to be more widely used than pE, so our recommendation would be to use pQ.</text:p>
      <text:p text:style-name="P5"/>
      <text:p text:style-name="P9">In the revised version we now write pyroQ whenever we refer to the actual peptide. <text:s/>We now only use the peptide name without indicating this modification when we refer to the precursor of these peptides.</text:p>
      <text:p text:style-name="P5"/>
      <text:p text:style-name="P5">9. The title for Figure 5 is rather short and vague. A title like "Tissue-specific expression of neuropeptide precursors and receptors in Nematostella" seems more appropriate</text:p>
      <text:p text:style-name="P5"/>
      <text:p text:style-name="P4"><text:span text:style-name="T2">We appreciate the reviewer's input, and we have made the change accordingly. The revised figure legend now reads: “</text:span><text:span text:style-name="T1">Tissue-specific expression of neuropeptide precursors and receptors (GPCRs) in N. vectensis</text:span><text:span text:style-name="T2">.”</text:span></text:p>
      <text:p text:style-name="P11"/>
      <text:p text:style-name="P5">10. All of the figures in the paper have been saved in bitmap format (e.g. tiff), which means that the resolution of the figures may end up being poor in the published article. All of the figures in this paper should be saved in vector format (e.g. eps) so that there is no loss of resolution when the size of the file/figure is reduced.</text:p>
      <text:p text:style-name="P5"/>
      <text:p text:style-name="P8">We have now uploaded all figures in vector format (.eps or .pdf) to prevent any loss of resolution. </text:p>
      <text:p text:style-name="P5"/>
      <text:p text:style-name="P5">11. In Figure 3 - supplement 2 - the neuropeptides are referred to here as PRGamides and GPRGamides. Some consistency is needed here. And in Figure B, the G of one of the GPRGamides is not shown in black.</text:p>
      <text:p text:style-name="P9"/>
      <text:p text:style-name="P9">Thank you for spotting this mistake. We now give the correct peptide sequence in parenthesis as "GPRGamide". We also highlighted the missing GPRGamide in the figu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 style:display-name="ListLabel 8" style:family="text">
      <style:text-properties fo:font-style="italic" style:font-style-asian="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spar Jekely</meta:initial-creator>
    <meta:creation-date>2024-02-21T12:30:40</meta:creation-date>
    <meta:document-statistic meta:table-count="0" meta:image-count="0" meta:object-count="0" meta:page-count="3" meta:paragraph-count="41" meta:word-count="1099" meta:character-count="7201"/>
    <dc:date>2024-02-21T12:30:58</dc:date>
    <dc:creator>Gaspar Jekely</dc:creator>
    <meta:editing-duration>PT18S</meta:editing-duration>
    <meta:editing-cycles>1</meta:editing-cycles>
    <meta:generator>OpenOffice/4.1.10$Unix OpenOffice.org_project/4110m2$Build-9807</meta:generator>
  </office:meta>
</office:document-meta>
</file>